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039" officeooo:paragraph-rsid="0011c039"/>
    </style:style>
    <style:style style:name="P2" style:family="paragraph" style:parent-style-name="Standard">
      <style:text-properties officeooo:rsid="00138ac4" officeooo:paragraph-rsid="00138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tml&gt;</text:p>
      <text:p text:style-name="P1">&lt;head&gt;</text:p>
      <text:p text:style-name="P2">&lt;title&gt;document&lt;/title&gt;</text:p>
      <text:p text:style-name="P1">&lt;/head&gt;</text:p>
      <text:p text:style-name="P1">&lt;body&gt;</text:p>
      <text:p text:style-name="P1"><text:tab/>&lt;h2&gt;hellow word&lt;/h2&gt;<text:tab/>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6:10:37.360853361</meta:creation-date>
    <dc:date>2019-05-22T16:13:01.504173412</dc:date>
    <meta:editing-duration>PT2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9" meta:character-count="84" meta:non-whitespace-character-count="81"/>
  </office:meta>
</office:document-meta>
</file>